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text-properties officeooo:rsid="001da53e" officeooo:paragraph-rsid="001da53e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HK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HK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7T16:27:02.718000000</meta:creation-date>
    <dc:date>2024-02-17T16:27:08.081000000</dc:date>
    <meta:editing-duration>PT6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5.2.2$Windows_X86_64 LibreOffice_project/53bb9681a964705cf672590721dbc85eb4d0c3a2</meta:generator>
  </office:meta>
</office:document-meta>
</file>